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531cm"/>
    </style:style>
    <style:style style:name="Table1.B" style:family="table-column">
      <style:table-column-properties style:column-width="14.46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e5ca4" officeooo:paragraph-rsid="002031b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e5ca4" officeooo:paragraph-rsid="0023226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e5ca4" officeooo:paragraph-rsid="002443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e5ca4" officeooo:paragraph-rsid="00257bc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4438e"/>
    </style:style>
    <style:style style:name="P6" style:family="paragraph" style:parent-style-name="Standard">
      <style:paragraph-properties fo:text-align="start" style:justify-single-word="false"/>
      <style:text-properties officeooo:paragraph-rsid="0026cba9"/>
    </style:style>
    <style:style style:name="P7" style:family="paragraph" style:parent-style-name="Standard">
      <style:paragraph-properties fo:text-align="start" style:justify-single-word="false"/>
      <style:text-properties officeooo:paragraph-rsid="0028ebcc"/>
    </style:style>
    <style:style style:name="P8" style:family="paragraph" style:parent-style-name="Standard">
      <style:paragraph-properties fo:text-align="start" style:justify-single-word="false"/>
      <style:text-properties officeooo:rsid="0026cba9" officeooo:paragraph-rsid="0026cba9"/>
    </style:style>
    <style:style style:name="P9" style:family="paragraph" style:parent-style-name="Standard">
      <style:paragraph-properties fo:text-align="start" style:justify-single-word="false"/>
      <style:text-properties fo:color="#ffffff" loext:opacity="100%" officeooo:rsid="0028ebcc" officeooo:paragraph-rsid="0028ebcc"/>
    </style:style>
    <style:style style:name="P10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fo:background-color="#ffffff"/>
    </style:style>
    <style:style style:name="P11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officeooo:rsid="0028ebcc" officeooo:paragraph-rsid="0028ebcc" fo:background-color="#ffffff" style:font-weight-asian="bold" style:font-weight-complex="bold"/>
    </style:style>
    <style:style style:name="P12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fo:background-color="#ffff00"/>
    </style:style>
    <style:style style:name="P13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officeooo:rsid="0028ebcc" officeooo:paragraph-rsid="0028ebcc" fo:background-color="#ffff00" style:font-weight-asian="normal" style:font-weight-complex="normal"/>
    </style:style>
    <style:style style:name="P14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bold" officeooo:rsid="0028ebcc" officeooo:paragraph-rsid="0028ebcc" fo:background-color="#ffff00" style:font-weight-asian="bold" style:font-weight-complex="bold"/>
    </style:style>
    <style:style style:name="P15" style:family="paragraph" style:parent-style-name="Standard">
      <style:paragraph-properties style:line-height-at-least="0.402cm"/>
      <style:text-properties fo:color="#111111" loext:opacity="100%" style:font-name="Droid Sans Mono" fo:font-size="12.3999996185303pt" fo:font-weight="bold" officeooo:rsid="0028ebcc" officeooo:paragraph-rsid="0028ebcc" fo:background-color="#ffffff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111111" loext:opacity="100%" style:font-name="Droid Sans Mono" fo:font-size="12.3999996185303pt" fo:font-weight="bold" officeooo:rsid="002a6f2f" officeooo:paragraph-rsid="002a6f2f" fo:background-color="#ffffff" style:font-weight-asian="bold" style:font-weight-complex="bold"/>
    </style:style>
    <style:style style:name="P17" style:family="paragraph" style:parent-style-name="Standard">
      <style:paragraph-properties style:line-height-at-least="0.402cm"/>
      <style:text-properties fo:color="#111111" loext:opacity="100%" style:font-name="Droid Sans Mono" fo:font-size="12.3999996185303pt" fo:font-weight="bold" officeooo:rsid="002b725e" officeooo:paragraph-rsid="002b725e" fo:background-color="#ffffff" style:font-weight-asian="bold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2031bf"/>
    </style:style>
    <style:style style:name="T2" style:family="text">
      <style:text-properties fo:font-weight="normal" officeooo:rsid="002031bf" style:font-weight-asian="normal" style:font-weight-complex="normal"/>
    </style:style>
    <style:style style:name="T3" style:family="text">
      <style:text-properties fo:font-size="18pt" fo:font-weight="normal" style:font-weight-asian="normal" style:font-weight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bold" officeooo:rsid="00257bc1" style:font-weight-asian="bold" style:font-weight-complex="bold"/>
    </style:style>
    <style:style style:name="T6" style:family="text">
      <style:text-properties fo:font-size="18pt" fo:font-weight="bold" officeooo:rsid="0026cba9" style:font-weight-asian="bold" style:font-weight-complex="bold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font-weight="normal" officeooo:rsid="00232265" style:font-weight-asian="normal" style:font-weight-complex="normal"/>
    </style:style>
    <style:style style:name="T9" style:family="text">
      <style:text-properties fo:font-size="12pt" fo:font-weight="normal" officeooo:rsid="00257bc1" style:font-weight-asian="normal" style:font-weight-complex="normal"/>
    </style:style>
    <style:style style:name="T10" style:family="text">
      <style:text-properties fo:font-size="12pt" fo:font-weight="bold" officeooo:rsid="0024438e" style:font-weight-asian="bold" style:font-weight-complex="bold"/>
    </style:style>
    <style:style style:name="T11" style:family="text">
      <style:text-properties fo:font-size="12pt" fo:font-weight="bold" officeooo:rsid="00232265" style:font-weight-asian="bold" style:font-weight-complex="bold"/>
    </style:style>
    <style:style style:name="T12" style:family="text">
      <style:text-properties fo:font-size="12pt" fo:font-weight="bold" officeooo:rsid="00257bc1" style:font-weight-asian="bold" style:font-weight-complex="bold"/>
    </style:style>
    <style:style style:name="T13" style:family="text">
      <style:text-properties fo:font-weight="bold" officeooo:rsid="0028ebcc" style:font-weight-asian="bold" style:font-weight-complex="bold"/>
    </style:style>
    <style:style style:name="T14" style:family="text">
      <style:text-properties fo:font-size="20pt" fo:font-weight="bold" style:font-weight-asian="bold" style:font-weight-complex="bold"/>
    </style:style>
    <style:style style:name="T15" style:family="text">
      <style:text-properties fo:font-size="20pt" fo:font-weight="bold" officeooo:rsid="002031bf" style:font-weight-asian="bold" style:font-weight-complex="bold"/>
    </style:style>
    <style:style style:name="T16" style:family="text">
      <style:text-properties fo:font-size="20pt" fo:font-weight="bold" officeooo:rsid="0028ebcc" style:font-weight-asian="bold" style:font-weight-complex="bold"/>
    </style:style>
    <style:style style:name="T17" style:family="text">
      <style:text-properties officeooo:rsid="0028ebcc"/>
    </style:style>
    <style:style style:name="T18" style:family="text">
      <style:text-properties fo:color="#111111" loext:opacity="100%" style:font-name="Droid Sans Mono" fo:font-size="20pt" fo:font-weight="bold" fo:background-color="#ffffff" loext:char-shading-value="0" style:font-weight-asian="bold" style:font-weight-complex="bold"/>
    </style:style>
    <style:style style:name="T19" style:family="text">
      <style:text-properties fo:font-size="6.40000009536743pt"/>
    </style:style>
    <style:style style:name="T20" style:family="text">
      <style:text-properties fo:font-size="6.40000009536743pt"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 Cardio 2 : Challenge <text:span text:style-name="T1">7</text:span></text:p>
      <text:p text:style-name="P1"/>
      <text:p text:style-name="P2"><text:span text:style-name="T2">Learning : </text:span></text:p>
      <text:p text:style-name="P3"><text:span text:style-name="T8">some(), every(), find(), findIndex()</text:span></text:p>
      <text:p text:style-name="P3"><text:span text:style-name="T8"/></text:p>
      <text:p text:style-name="P5"><text:span text:style-name="T10">Array.prototype.some()</text:span><text:span text:style-name="T11"> <text:s/>: </text:span><text:span text:style-name="T8">Definition and Usage</text:span></text:p>
      <text:p text:style-name="Text_20_body">The some() method checks if any of the elements in an array pass a test (provided as a function).</text:p>
      <text:p text:style-name="Text_20_body">The some() method executes the function once for each element present in the array:</text:p>
      <text:list xml:id="list1897972570" text:style-name="L1">
        <text:list-item>
          <text:p text:style-name="P19">If it finds an array element where the function returns a <text:span text:style-name="Emphasis">true</text:span> value, some() returns true (and does not check the remaining values) </text:p>
        </text:list-item>
        <text:list-item>
          <text:p text:style-name="P18">Otherwise it returns false </text:p>
        </text:list-item>
      </text:list>
      <text:p text:style-name="Text_20_body"><text:span text:style-name="Strong_20_Emphasis">Note:</text:span> some() does not execute the function for array elements without values.</text:p>
      <text:p text:style-name="Text_20_body"><text:span text:style-name="Strong_20_Emphasis">Note:</text:span> some() does not change the original array.</text:p>
      <text:p text:style-name="P4"><text:span text:style-name="T8"/></text:p>
      <text:p text:style-name="P6"><text:span text:style-name="T5">Array.prototype.eve</text:span><text:span text:style-name="T6">r</text:span><text:span text:style-name="T5">y() :</text:span><text:span text:style-name="T9"> </text:span></text:p>
      <text:p text:style-name="P8"><text:span text:style-name="T7">This is very similar to </text:span><text:span text:style-name="T4">some() </text:span><text:span text:style-name="T3">here it checks if all elements satisfies the condition. </text:span></text:p>
      <text:p text:style-name="P8"><text:span text:style-name="T3"/></text:p>
      <text:p text:style-name="P6"><text:span text:style-name="T9">The </text:span><text:span text:style-name="Source_20_Text"><text:span text:style-name="T12">every()</text:span></text:span><text:span text:style-name="T9"> method tests whether all elements in the array pass the test implemented by the provided function. It returns a Boolean value.</text:span><text:span text:style-name="T15"><text:line-break/></text:span></text:p>
      <text:p text:style-name="P6"><text:span text:style-name="T15"/></text:p>
      <text:p text:style-name="P7"><text:span text:style-name="T16">Array.prototype.find(): <text:line-break/></text:span><text:span text:style-name="T18">// Find is like filter, but instead returns just the one ( first matching value) you are looking for</text:span></text:p>
      <text:p text:style-name="P10">// find the comment with the ID of 823423</text:p>
      <text:p text:style-name="P10"/>
      <text:p text:style-name="P15">Array.prototype.findIndex():</text:p>
      <text:p text:style-name="P11"><text:span text:style-name="T19">// Array.prototype.findIndex()</text:span></text:p>
      <text:p text:style-name="P10">// Find the comment with this ID </text:p>
      <text:p text:style-name="P10">// my notes find index of first matching value</text:p>
      <text:p text:style-name="P10">// <text:span text:style-name="T17">it </text:span><text:span text:style-name="T13">returns index </text:span></text:p>
      <text:p text:style-name="P12"><text:span text:style-name="T13"/></text:p>
      <text:p text:style-name="P13">This is very useful if we want to delete an element from the array. </text:p>
      <text:p text:style-name="P13"/>
      <text:p text:style-name="P13">Now, to delete use the follwoing syntax : </text:p>
      <text:p text:style-name="P14">delete array[index_value];</text:p>
      <text:p text:style-name="P15"><text:span text:style-name="T19"/></text:p>
      <text:p text:style-name="P16"><text:span text:style-name="T19">Ways to delete array element : </text:span></text:p>
      <text:p text:style-name="P16"><text:span text:style-name="T19">array.splice(index, 1);</text:span></text:p>
      <text:p text:style-name="P16"><text:span text:style-name="T20">array</text:span><text:span text:style-name="T19">.splice(</text:span><text:span text:style-name="Emphasis"><text:span text:style-name="T19">index</text:span></text:span><text:span text:style-name="T19">,</text:span><text:span text:style-name="Emphasis"><text:span text:style-name="T19"> howmany</text:span></text:span><text:span text:style-name="T19">,</text:span><text:span text:style-name="Emphasis"><text:span text:style-name="T19"> item1</text:span></text:span><text:span text:style-name="T19">, .....,</text:span><text:span text:style-name="Emphasis"><text:span text:style-name="T19"> itemX</text:span></text:span><text:span text:style-name="T19">)</text:span></text:p>
      <text:h text:style-name="Heading_20_2" text:outline-level="2"><text:soft-page-break/>Parameter Values</text:h>
      <table:table table:name="Table1" table:style-name="Table1">
        <table:table-column table:style-name="Table1.A"/>
        <table:table-column table:style-name="Table1.B"/>
        <table:table-row table:style-name="TableLine94149440223776">
          <table:table-cell table:style-name="Table1.A1" office:value-type="string">
            <text:p text:style-name="Table_20_Heading">Parameter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 table:style-name="TableLine94149440223776">
          <table:table-cell table:style-name="Table1.A1" office:value-type="string">
            <text:p text:style-name="Table_20_Contents"><text:span text:style-name="Emphasis">index</text:span></text:p>
          </table:table-cell>
          <table:table-cell table:style-name="Table1.A1" office:value-type="string">
            <text:p text:style-name="Table_20_Contents">Required. An integer that specifies at what position to add/remove items, Use negative values to specify the position from the end of the array</text:p>
          </table:table-cell>
        </table:table-row>
        <table:table-row table:style-name="TableLine94149440223776">
          <table:table-cell table:style-name="Table1.A1" office:value-type="string">
            <text:p text:style-name="Table_20_Contents"><text:span text:style-name="Emphasis">howmany</text:span></text:p>
          </table:table-cell>
          <table:table-cell table:style-name="Table1.A1" office:value-type="string">
            <text:p text:style-name="Table_20_Contents">Optional. The number of items to be removed. If set to 0, no items will be removed</text:p>
          </table:table-cell>
        </table:table-row>
        <table:table-row table:style-name="TableLine94149440223776">
          <table:table-cell table:style-name="Table1.A1" office:value-type="string">
            <text:p text:style-name="Table_20_Contents"><text:span text:style-name="Emphasis">item1</text:span>, ..., <text:span text:style-name="Emphasis">itemX</text:span></text:p>
          </table:table-cell>
          <table:table-cell table:style-name="Table1.A1" office:value-type="string">
            <text:p text:style-name="Table_20_Contents">Optional. The new item(s) to be added to the array</text:p>
          </table:table-cell>
        </table:table-row>
      </table:table>
      <text:p text:style-name="P16"><text:span text:style-name="T19"/></text:p>
      <text:p text:style-name="P16"><text:span text:style-name="T19"/></text:p>
      <text:p text:style-name="P17"><text:span text:style-name="T19">elements to be added are inserted before the index of deletion</text:span></text:p>
      <text:p text:style-name="P16"><text:span text:style-name="T19">or, redux notation; </text:span></text:p>
      <text:p text:style-name="P16"><text:span text:style-name="T19">const newArray = [ </text:span></text:p>
      <text:p text:style-name="P16"><text:span text:style-name="T19">...array.slice(0,index),</text:span></text:p>
      <text:p text:style-name="P16"><text:span text:style-name="T19">...array.slice(index+1)</text:span></text:p>
      <text:p text:style-name="P16"><text:span text:style-name="T19">];</text:span></text:p>
      <text:p text:style-name="P9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20:10:06.784615623</meta:creation-date>
    <dc:date>2021-01-21T20:57:15.238997037</dc:date>
    <meta:editing-duration>PT35M58S</meta:editing-duration>
    <meta:editing-cycles>10</meta:editing-cycles>
    <meta:generator>LibreOffice/7.0.4.2$Linux_X86_64 LibreOffice_project/573028415b474775687f7355a6d413c41d013a01</meta:generator>
    <meta:document-statistic meta:table-count="1" meta:image-count="0" meta:object-count="0" meta:page-count="2" meta:paragraph-count="41" meta:word-count="309" meta:character-count="1891" meta:non-whitespace-character-count="1610"/>
  </office:meta>
</office:document-meta>
</file>